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3];[.I$1:.I$1048576];0)" office:value-type="float" office:value="23">
            <text:p>2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4];[.I$1:.I$1048576];0)" office:value-type="float" office:value="12">
            <text:p>1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5];[.I$1:.I$1048576];0)" office:value-type="float" office:value="22">
            <text:p>22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6];[.I$1:.I$1048576];0)" office:value-type="float" office:value="9">
            <text:p>9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3"/>
          <table:table-cell table:style-name="ACE-0"/>
          <table:table-cell table:style-name="ACE-3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9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3">
          <gnm:selection gnm:start-col="13" gnm:start-row="63" gnm:end-col="13" gnm:end-row="6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22:49Z</dc:date>
    <meta:editing-cycles>40</meta:editing-cycles>
    <meta:editing-duration>P1DT1H8M37S</meta:editing-duration>
    <meta:generator>gnumeric/1.12.46</meta:generator>
  </office:meta>
</office:document-meta>
</file>